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textarea-vertical-align="middle"/>
    </style:style>
    <style:style style:name="gr2" style:family="graphic" style:parent-style-name="title1">
      <style:graphic-properties draw:stroke="none" svg:stroke-color="#000000" draw:fill="none" draw:fill-color="#ffffff" fo:min-height="3.052cm"/>
    </style:style>
    <style:style style:name="gr3" style:family="graphic" style:parent-style-name="measure">
      <style:graphic-properties draw:textarea-vertical-align="middle"/>
    </style:style>
    <style:style style:name="gr4" style:family="graphic" style:parent-style-name="title2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xml:id="id1" draw:id="id1" draw:layer="layout" svg:width="2.54cm" svg:height="1.27cm" svg:x="7cm" svg:y="7cm">
          <text:p>Bau die</text:p>
          <text:p>Waffe</text:p>
        </draw:rect>
        <draw:rect draw:style-name="gr1" xml:id="id2" draw:id="id2" draw:layer="layout" svg:width="2.6cm" svg:height="1.4cm" svg:x="28cm" svg:y="14cm">
          <text:p>Bau keine<text:line-break/>Waffen</text:p>
        </draw:rect>
        <draw:frame draw:style-name="gr2" draw:layer="layout" svg:width="5.08cm" svg:height="3.302cm" svg:x="17.78cm" svg:y="10.16cm">
          <draw:text-box>
            <text:p>The<text:line-break/>Technican</text:p>
          </draw:text-box>
        </draw:frame>
        <draw:connector draw:style-name="gr3" draw:layer="layout" draw:type="line" svg:x1="9.54cm" svg:y1="7.635cm" svg:x2="28cm" svg:y2="14.7cm" draw:start-shape="id1" draw:start-glue-point="1" draw:end-shape="id2" draw:end-glue-point="3" svg:d="M9540 7635l18460 7065">
          <text:p/>
        </draw:connector>
        <draw:rect draw:style-name="gr1" xml:id="id3" draw:id="id3" draw:layer="layout" svg:width="2.54cm" svg:height="1.27cm" svg:x="1.27cm" svg:y="26.67cm">
          <text:p>*</text:p>
        </draw:rect>
        <draw:rect draw:style-name="gr1" xml:id="id4" draw:id="id4" draw:layer="layout" svg:width="2.54cm" svg:height="1.27cm" svg:x="6.35cm" svg:y="26.67cm">
          <text:p>*</text:p>
        </draw:rect>
        <draw:connector draw:style-name="gr3" draw:text-style-name="P1" draw:layer="layout" draw:type="line" svg:x1="3.81cm" svg:y1="27.305cm" svg:x2="6.35cm" svg:y2="27.305cm" draw:start-shape="id3" draw:start-glue-point="1" draw:end-shape="id4" draw:end-glue-point="3" svg:d="M3810 27305h2540">
          <text:p/>
        </draw:connector>
        <draw:rect draw:style-name="gr1" xml:id="id5" draw:id="id5" draw:layer="layout" svg:width="3.6cm" svg:height="1.27cm" svg:x="6cm" svg:y="9cm">
          <text:p>Bau die<text:line-break/>Schnüffelsoftware</text:p>
        </draw:rect>
        <draw:rect draw:style-name="gr1" xml:id="id6" draw:id="id6" draw:layer="layout" svg:width="4cm" svg:height="1.27cm" svg:x="31cm" svg:y="12cm">
          <text:p>Bau keine<text:line-break/>Schnüffelsoftware</text:p>
        </draw:rect>
        <draw:connector draw:style-name="gr3" draw:text-style-name="P1" draw:layer="layout" draw:type="line" svg:x1="9.6cm" svg:y1="9.635cm" svg:x2="31cm" svg:y2="12.635cm" draw:start-shape="id5" draw:start-glue-point="1" draw:end-shape="id6" draw:end-glue-point="3" svg:d="M9600 9635l21400 3000">
          <text:p/>
        </draw:connector>
        <draw:rect draw:style-name="gr4" draw:layer="layout" svg:width="4.6cm" svg:height="2.4cm" svg:x="37cm" svg:y="27cm">
          <text:p>Widersprüche<text:line-break/>unter denen<text:line-break/>technische Entwickler<text:line-break/>stehen</text:p>
        </draw:rect>
        <draw:rect draw:style-name="gr1" xml:id="id7" draw:id="id7" draw:layer="layout" svg:width="3.92cm" svg:height="1.27cm" svg:x="6.08cm" svg:y="11cm">
          <text:p>Sei kommunikativ<text:line-break/>und teamfähig</text:p>
        </draw:rect>
        <draw:rect draw:style-name="gr1" xml:id="id8" draw:id="id8" draw:layer="layout" svg:width="3.54cm" svg:height="1.47cm" svg:x="29.6cm" svg:y="9.2cm">
          <text:p>Du darfst darüber<text:line-break/>nicht reden</text:p>
          <text:p/>
        </draw:rect>
        <draw:connector draw:style-name="gr3" draw:text-style-name="P1" draw:layer="layout" draw:type="line" svg:x1="10cm" svg:y1="11.635cm" svg:x2="29.6cm" svg:y2="9.935cm" draw:start-shape="id7" draw:start-glue-point="1" draw:end-shape="id8" draw:end-glue-point="3" svg:d="M10000 11635l19600-1700">
          <text:p/>
        </draw:connector>
        <draw:rect draw:style-name="gr1" xml:id="id9" draw:id="id9" draw:layer="layout" svg:width="2.54cm" svg:height="1.27cm" svg:x="13.06cm" svg:y="20.93cm">
          <text:p>Morgens um<text:line-break/>9 Uhr da sein</text:p>
        </draw:rect>
        <draw:rect draw:style-name="gr1" xml:id="id10" draw:id="id10" draw:layer="layout" svg:width="2.94cm" svg:height="1.27cm" svg:x="26.06cm" svg:y="3cm">
          <text:p>Feierabend ist<text:line-break/>wenn fertig ist</text:p>
        </draw:rect>
        <draw:connector draw:style-name="gr3" draw:text-style-name="P1" draw:layer="layout" draw:type="line" svg:x1="14.33cm" svg:y1="20.93cm" svg:x2="27.53cm" svg:y2="4.27cm" draw:start-shape="id9" draw:start-glue-point="0" draw:end-shape="id10" draw:end-glue-point="2" svg:d="M14330 20930l13200-16660">
          <text:p/>
        </draw:connector>
        <draw:rect draw:style-name="gr1" xml:id="id11" draw:id="id11" draw:layer="layout" svg:width="2.54cm" svg:height="1.27cm" svg:x="4cm" svg:y="20.93cm">
          <text:p>Du musst<text:line-break/>schlau sein</text:p>
        </draw:rect>
        <draw:rect draw:style-name="gr1" xml:id="id12" draw:id="id12" draw:layer="layout" svg:width="4cm" svg:height="1.47cm" svg:x="32cm" svg:y="1.93cm">
          <text:p>Das kann dein<text:line-break/>Vorgesetzter doch<text:line-break/>nicht wissen</text:p>
        </draw:rect>
        <draw:connector draw:style-name="gr3" draw:text-style-name="P1" draw:layer="layout" draw:type="line" svg:x1="6.54cm" svg:y1="21.565cm" svg:x2="32cm" svg:y2="2.665cm" draw:start-shape="id11" draw:start-glue-point="1" draw:end-shape="id12" draw:end-glue-point="3" svg:d="M6540 21565l25460-18900">
          <text:p/>
        </draw:connector>
        <draw:rect draw:style-name="gr1" xml:id="id13" draw:id="id13" draw:layer="layout" svg:width="4.14cm" svg:height="1.27cm" svg:x="6.86cm" svg:y="23cm">
          <text:p>Du musst<text:line-break/>dich weiterbilden</text:p>
        </draw:rect>
        <draw:connector draw:style-name="gr3" draw:text-style-name="P1" draw:layer="layout" draw:type="line" svg:x1="8.93cm" svg:y1="23cm" svg:x2="34cm" svg:y2="3.4cm" draw:start-shape="id13" draw:start-glue-point="0" draw:end-shape="id12" draw:end-glue-point="2" svg:d="M8930 23000l25070-19600">
          <text:p/>
        </draw:connector>
        <draw:rect draw:style-name="gr1" xml:id="id14" draw:id="id14" draw:layer="layout" svg:width="4cm" svg:height="1.47cm" svg:x="21cm" svg:y="1cm">
          <text:p>Weiterbildung kostet<text:line-break/>Zeit und Geld</text:p>
        </draw:rect>
        <draw:connector draw:style-name="gr3" draw:text-style-name="P1" draw:layer="layout" draw:type="line" svg:x1="8.93cm" svg:y1="23cm" svg:x2="23cm" svg:y2="2.47cm" draw:end-shape="id14" draw:end-glue-point="2" svg:d="M8930 23000l14070-20530">
          <text:p/>
        </draw:connector>
        <draw:rect draw:style-name="gr1" xml:id="id15" draw:id="id15" draw:layer="layout" svg:width="3.52cm" svg:height="1.87cm" svg:x="24cm" svg:y="22cm">
          <text:p>Du musst deine<text:line-break/>Persönlichkeit<text:line-break/>verändern</text:p>
        </draw:rect>
        <draw:rect draw:style-name="gr1" xml:id="id16" draw:id="id16" draw:layer="layout" svg:width="2.54cm" svg:height="1.27cm" svg:x="9cm" svg:y="1cm">
          <text:p>Sei doch mal<text:line-break/>authentisch</text:p>
        </draw:rect>
        <draw:connector draw:style-name="gr3" draw:text-style-name="P1" draw:layer="layout" draw:type="line" svg:x1="25.76cm" svg:y1="22cm" svg:x2="10.27cm" svg:y2="2.27cm" draw:start-shape="id15" draw:start-glue-point="0" draw:end-shape="id16" draw:end-glue-point="2" svg:d="M25760 22000l-15490-19730">
          <text:p/>
        </draw:connector>
        <draw:rect draw:style-name="gr1" xml:id="id17" draw:id="id17" draw:layer="layout" svg:width="2.54cm" svg:height="1.27cm" svg:x="18.8cm" svg:y="16.8cm">
          <text:p>Mach richtig</text:p>
        </draw:rect>
        <draw:rect draw:style-name="gr1" xml:id="id18" draw:id="id18" draw:layer="layout" svg:width="2.54cm" svg:height="1.27cm" svg:x="15.46cm" svg:y="6.73cm">
          <text:p>Mach schnell</text:p>
        </draw:rect>
        <draw:connector draw:style-name="gr3" draw:text-style-name="P1" draw:layer="layout" draw:type="line" svg:x1="20.07cm" svg:y1="16.8cm" svg:x2="16.73cm" svg:y2="8cm" draw:start-shape="id17" draw:start-glue-point="0" draw:end-shape="id18" draw:end-glue-point="2" svg:d="M20070 16800l-3340-88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2" draw:display-name="Gradient 2" draw:style="linear" draw:start-color="#808080" draw:end-color="#ffffff" draw:start-intensity="100%" draw:end-intensity="100%" draw:angle="0" draw:border="0%"/>
    <draw:gradient draw:name="Gradient_20_3" draw:display-name="Gradient 3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2" draw:fill-hatch-name="Hatch_20_1" draw:fill-image-name="Bitmape_20_1" draw:shadow-offset-x="0.203cm" draw:shadow-offset-y="0.203cm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2" draw:fill-hatch-name="Hatch_20_1" draw:fill-image-name="Bitmape_20_1" draw:shadow="hidden" draw:shadow-offset-x="0.203cm" draw:shadow-offset-y="0.203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3" draw:fill-hatch-name="Hatch_20_1" draw:fill-image-name="Bitmape_20_1" draw:fill-image-width="0cm" draw:fill-image-height="0cm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13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_20_2" svg:stroke-color="#cccccc" draw:marker-start="Arrow" draw:marker-start-width="0.2cm" draw:marker-end="Arrow" draw:marker-end-width="0.2cm" draw:fill="none" draw:fill-gradient-name="Gradient_20_2" draw:fill-hatch-name="Hatch_20_1" draw:fill-image-name="Bitmape_20_1" draw:opacity="50%" draw:fill-image-width="0cm" draw:fill-image-height="0cm" draw:shadow-offset-x="0.203cm" draw:shadow-offset-y="0.203cm" draw:shadow-opacity="50%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h pv</meta:initial-creator>
    <meta:creation-date>2019-08-06T11:05:47.13</meta:creation-date>
    <dc:date>2019-08-06T16:18:10.38</dc:date>
    <dc:creator>mh pv</dc:creator>
    <meta:editing-duration>PT1H28M12S</meta:editing-duration>
    <meta:editing-cycles>8</meta:editing-cycles>
    <meta:generator>OpenOffice/4.1.6$Win32 OpenOffice.org_project/416m1$Build-9790</meta:generator>
    <meta:document-statistic meta:object-count="30"/>
  </office:meta>
</office:document-meta>
</file>